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d4593" officeooo:paragraph-rsid="001d4593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d8624" officeooo:paragraph-rsid="001d862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0df8c" officeooo:paragraph-rsid="00295d3b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15279" officeooo:paragraph-rsid="002961dc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32f59" officeooo:paragraph-rsid="00232f59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32f59" officeooo:paragraph-rsid="002961dc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57760" officeooo:paragraph-rsid="0028bebb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78f60" officeooo:paragraph-rsid="0028bebb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78f60" officeooo:paragraph-rsid="0031428f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b5cb1" officeooo:paragraph-rsid="002f2966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e0a52" officeooo:paragraph-rsid="002f2966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3d6f3" officeooo:paragraph-rsid="0023d6f3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3d6f3" officeooo:paragraph-rsid="002f2966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311784" officeooo:paragraph-rsid="00311784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31428f" officeooo:paragraph-rsid="0031428f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334273" officeooo:paragraph-rsid="00334273" style:font-size-asian="14pt" style:font-size-complex="14pt"/>
    </style:style>
    <style:style style:name="P17" style:family="paragraph" style:parent-style-name="Heading_20_1">
      <style:paragraph-properties fo:line-height="150%" fo:text-align="center" style:justify-single-word="false"/>
      <style:text-properties style:font-name="Ubuntu" officeooo:rsid="002f2966" officeooo:paragraph-rsid="002f2966"/>
    </style:style>
    <style:style style:name="P18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0a52" style:font-weight-asian="bold" style:font-weight-complex="bold"/>
    </style:style>
    <style:style style:name="T3" style:family="text">
      <style:text-properties officeooo:rsid="0028bebb"/>
    </style:style>
    <style:style style:name="T4" style:family="text">
      <style:text-properties officeooo:rsid="00295d3b"/>
    </style:style>
    <style:style style:name="T5" style:family="text">
      <style:text-properties officeooo:rsid="002961dc"/>
    </style:style>
    <style:style style:name="T6" style:family="text">
      <style:text-properties officeooo:rsid="00215279"/>
    </style:style>
    <style:style style:name="T7" style:family="text">
      <style:text-properties officeooo:rsid="002e0a52"/>
    </style:style>
    <style:style style:name="T8" style:family="text">
      <style:text-properties officeooo:rsid="002e0d22"/>
    </style:style>
    <style:style style:name="T9" style:family="text">
      <style:text-properties officeooo:rsid="003142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Linhas</text:h>
      <text:p text:style-name="P3"><text:span text:style-name="T5">L</text:span>inhas são mais <text:span text:style-name="T4">do que pontos juntos</text:span>, dependendo da forma, peso, comprimento, <text:span text:style-name="T8">espessura</text:span> e contexto, as linhas podem ajudar a organizar informações, definir formas, dar movimento e transmitir emoções.</text:p>
      <text:p text:style-name="P3">as linhas podem: </text:p>
      <text:p text:style-name="P3">- ser horizontais, verticais ou diagonais.</text:p>
      <text:p text:style-name="P3">- ser reta, curva ou de forma livre.</text:p>
      <text:p text:style-name="P3">- fazer zigue-zague ou criar outros padrões.</text:p>
      <text:p text:style-name="P3">- ser solida, quebrada ou implicita.</text:p>
      <text:p text:style-name="P1"/>
      <text:p text:style-name="P7">Uma linha pode ser reta, fina, espessa, em formato de curva ou com traços irregulares, <text:span text:style-name="T3">cada tipo pode evocar uma ideia diferente:</text:span></text:p>
      <text:p text:style-name="P5">- Retas podem evocar ordem, clareza <text:span text:style-name="T8">e um caráter mais masculino</text:span>.</text:p>
      <text:p text:style-name="P6">- Onduladas podem criar movimento, <text:span text:style-name="T6"><text:s/>fragilidade, elegancia, incerteza ou beleza</text:span>.</text:p>
      <text:p text:style-name="P6">- Linhas em zigue-zague podem implicar tensão, entusiasmo, <text:span text:style-name="T6">eletricidade ou raiva</text:span>.</text:p>
      <text:p text:style-name="P4">- <text:span text:style-name="T5">L</text:span>inhas escuras mais pesadas podem comunicar estabilidade ou dar destaque a uma ameaça.</text:p>
      <text:p text:style-name="P4">- <text:span text:style-name="T5">R</text:span>abiscadas podem sugerir excitação, confusão ou bagunça.</text:p>
      <text:p text:style-name="P7">- Se for na horizontal, a ideia é dar um efeito de estabilidade, calmaria <text:span text:style-name="T8">e informalidade</text:span>.</text:p>
      <text:p text:style-name="P7">- Se for na vertical, a ideia é dar mais dinamismo, <text:span text:style-name="T8">imponencia, rigidez e amplitude vertical </text:span>.</text:p>
      <text:p text:style-name="P7">- Se for na diagonal, alem de dar dinamismo tambem transmite uma alta energia <text:span text:style-name="T8">e movimento</text:span> e pode conduzir o olhar humano em varias direções.</text:p>
      <text:p text:style-name="P8"><text:soft-page-break/>- Linhas curvas servem para simbolizar movimentos, como o da agua ou o das vibrações sonoras, <text:span text:style-name="T8">são associadas à feminilidade, suavidade e flexibilidade</text:span>. Quando elas tem uma espessura maior, a intenção pode ser a de informar coisas, como lentidão e instabilidade. Ja quando possuem uma espessura menor ajuda o consumidor a enxergar leveza e velocidade.</text:p>
      <text:p text:style-name="P8">- <text:span text:style-name="T8">Linhas tracejadas incitam pausas no olhar, demorando a levar o olhar a outra extremidade, tambem transmitem uma sensação de inquietação.</text:span></text:p>
      <text:p text:style-name="P9">- <text:span text:style-name="T9">As linhas anguladas se formam quando elas são quebradas. O ângulo reto é o mais objetivo de todos, é o único que existe em um só grau, é o mais frio, estavel e duro.</text:span></text:p>
      <text:p text:style-name="P15">O ângulo agudo (fechado) possui uma forte tensão masculina, sensação de incisão, desejo de abrir-se ou desabrochar-se, é energetico, pleno de energia e da reforço a sensação de movimento.</text:p>
      <text:p text:style-name="P15">O ângulo obtuso (aberto) contraria os primeiros, a tensão já foi resolvida e há uma entrega de quem já se abriu, é acolhedor, feminino, passivo e relachado.</text:p>
      <text:p text:style-name="P8"/>
      <text:p text:style-name="P10"><text:span text:style-name="T2">Adiciona hierarquia visual –</text:span><text:span text:style-name="T7"> Constituem elementos importantes para adicionar hierarquia aos projetos, ajudando a destacar em ordem de importância os elementos da composição . São elementos organizacionais excelentes, porque delimitam texto e elementos visuais, essa vantagem é explorada em casos que se tem muito conteudo.</text:span></text:p>
      <text:p text:style-name="P13"/>
      <text:p text:style-name="P11"><text:span text:style-name="T1">Cria seções de informações –</text:span> São tambem usadas para criar seções em texto, de forma leve. São aplicadas linhas finas e <text:soft-page-break/>menores, que dão um toque estético ao projeto no seu todo. Por isso são usadas, para dar uma separação do conteudo a ser lido.</text:p>
      <text:p text:style-name="P11"/>
      <text:p text:style-name="P11"><text:span text:style-name="T1">Destacar informações <text:s/>-</text:span> Existem formas que são usadas apenas em contorno, tendo o objetivo de não apenas estilizar, mas tambem destacar o texto principal. As formas com linhas podem igualmente ser aplicadas para garantir estabilidade entre as formas, atribuindo melhor estética e estilo a peça, dando harmonia, precisão e segurança.</text:p>
      <text:p text:style-name="P2"/>
      <text:p text:style-name="P12">Uma tecnica muito aplicada é o uso de linhas de orientação, que permitem direcionar o olhar do observador por todo o conteudo, ou para certas partes dele.</text:p>
      <text:h text:style-name="P18" text:outline-level="2">O Plano</text:h>
      <text:p text:style-name="P16">A trajetoria de uma linha em movimento se torna um plano. Como elemento visual possui comprimento, largura, posição, direção, é limitado por linhas e define os limites extremos de um volume. Em uma superficie bidimensional todas as formas planas que não são reconhecidas como pontos ou linhas, são formas enquanto plano.</text:p>
      <text:p text:style-name="P16">As formas planas possuem uma variedade de formatos que podem ser classificados como:</text:p>
      <text:p text:style-name="P16"/>
      <text:p text:style-name="P16"><text:span text:style-name="T1">Planos Geometricos -</text:span> Constituidos matematicamente</text:p>
      <text:p text:style-name="P16"><text:span text:style-name="T1">Planos Organicos -</text:span> Limitados por curvas livres, sugerindo fluidez e crescimento</text:p>
      <text:p text:style-name="P16"><text:span text:style-name="T1">Planos Retilineos -</text:span> Limitados por linhas retas que não se relacionam umas com as outras matematicamente</text:p>
      <text:p text:style-name="P16"><text:soft-page-break/><text:span text:style-name="T1">Planos Irregulares -</text:span> Limitados por linhas retas e curvas que tambem não se relacionam umas às outras matematicamente</text:p>
      <text:p text:style-name="P16"><text:span text:style-name="T1">Planos Caligráficos -</text:span> Criados sem auxilio de instrumentos, composto por linhas orgânicas.</text:p>
      <text:p text:style-name="P16"><text:span text:style-name="T1">Planos Acidentais -</text:span> Determinado pelo efeito de processos especiais ou obtidos ocasionalmente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3T09:15:22.121000000</meta:creation-date>
    <dc:date>2024-01-13T18:00:42.110000000</dc:date>
    <meta:editing-duration>PT15H47M37S</meta:editing-duration>
    <meta:editing-cycles>30</meta:editing-cycles>
    <meta:generator>EasyOffice/7.6.2.1.0$Windows_X86_64 LibreOffice_project/0bc4d647150f05f02b71ccb5539a4012b57f1faf</meta:generator>
    <meta:document-statistic meta:table-count="0" meta:image-count="0" meta:object-count="0" meta:page-count="4" meta:paragraph-count="34" meta:word-count="666" meta:character-count="4194" meta:non-whitespace-character-count="3557"/>
  </office:meta>
</office:document-meta>
</file>